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4.286cm"/>
    </style:style>
    <style:style style:name="Table1.B" style:family="table-column">
      <style:table-column-properties style:column-width="10.735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Text_20_body">
      <style:text-properties fo:font-style="normal" style:font-style-asian="normal" style:font-style-complex="normal"/>
    </style:style>
    <style:style style:name="P2" style:family="paragraph" style:parent-style-name="Contents_20_3">
      <style:paragraph-properties>
        <style:tab-stops>
          <style:tab-stop style:position="14.651cm" style:type="right" style:leader-style="dotted" style:leader-text="."/>
        </style:tab-stops>
      </style:paragraph-properties>
    </style:style>
    <style:style style:name="P3" style:family="paragraph" style:parent-style-name="Contents_20_1">
      <style:paragraph-properties>
        <style:tab-stops>
          <style:tab-stop style:position="14.651cm" style:type="right" style:leader-style="dotted" style:leader-text="."/>
        </style:tab-stops>
      </style:paragraph-properties>
    </style:style>
    <style:style style:name="P4" style:family="paragraph" style:parent-style-name="Contents_20_2">
      <style:paragraph-properties>
        <style:tab-stops>
          <style:tab-stop style:position="14.651cm" style:type="right" style:leader-style="dotted" style:leader-text="."/>
        </style:tab-stops>
      </style:paragraph-properties>
    </style:style>
    <style:style style:name="P5" style:family="paragraph" style:parent-style-name="Footer">
      <style:text-properties fo:font-size="8pt" style:font-size-asian="8pt" style:font-size-complex="8pt"/>
    </style:style>
    <style:style style:name="P6" style:family="paragraph" style:parent-style-name="Footer">
      <style:paragraph-properties fo:text-align="center" style:justify-single-word="false"/>
      <style:text-properties style:font-name="Arial1" fo:font-size="20pt" fo:font-weight="bold" style:font-size-asian="20pt" style:font-weight-asian="bold" style:font-name-complex="Arial2" style:font-size-complex="20pt"/>
    </style:style>
    <style:style style:name="P7" style:family="paragraph" style:parent-style-name="Standard">
      <style:text-properties fo:font-size="12pt" style:font-size-asian="12pt"/>
    </style:style>
    <style:style style:name="P8" style:family="paragraph" style:parent-style-name="Standard">
      <style:paragraph-properties>
        <style:tab-stops>
          <style:tab-stop style:position="9.419cm"/>
        </style:tab-stops>
      </style:paragraph-properties>
    </style:style>
    <style:style style:name="P9" style:family="paragraph" style:parent-style-name="Standard">
      <style:paragraph-properties fo:break-before="page"/>
      <style:text-properties fo:font-size="20pt" fo:font-weight="bold" style:font-size-asian="20pt" style:font-weight-asian="bold" style:font-size-complex="20pt"/>
    </style:style>
    <style:style style:name="P10" style:family="paragraph" style:parent-style-name="Standard" style:master-page-name="First_20_Page">
      <style:paragraph-properties style:page-number="auto"/>
    </style:style>
    <style:style style:name="P11" style:family="paragraph" style:parent-style-name="Heading_20_3">
      <style:text-properties fo:font-size="11pt"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fo:font-style="normal" style:font-size-asian="11pt" style:font-style-asian="normal" style:font-size-complex="11pt" style:font-style-complex="normal"/>
    </style:style>
    <style:style style:name="P14" style:family="paragraph" style:parent-style-name="Text_20_body">
      <style:text-properties style:font-name="Cambria1"/>
    </style:style>
    <style:style style:name="P15" style:family="paragraph" style:parent-style-name="Text_20_body">
      <style:text-properties fo:font-style="normal" style:font-style-asian="normal" style:font-style-complex="normal"/>
    </style:style>
    <style:style style:name="P1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1pt" style:font-size-asian="11pt"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P6">Develop an RDF store</text:p>
      <text:p text:style-name="P6"><text:s/>for Phenotype data</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Progress Report</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text:p>
          </table:table-cell>
        </table:table-row>
        <table:table-row table:style-name="Table1.1">
          <table:table-cell table:style-name="Table1.A1" office:value-type="string">
            <text:p text:style-name="Standard">Supervisor (User Id)</text:p>
          </table:table-cell>
          <table:table-cell table:style-name="Table1.A1" office:value-type="string">
            <text:p text:style-name="Standard">Georgious Gkoutos (geg18)</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Date</text:p>
          </table:table-cell>
          <table:table-cell table:style-name="Table1.A1" office:value-type="string">
            <text:p text:style-name="Standard">November 13, 2012</text:p>
          </table:table-cell>
        </table:table-row>
        <table:table-row table:style-name="Table1.1">
          <table:table-cell table:style-name="Table1.A1" office:value-type="string">
            <text:p text:style-name="Standard">Revision</text:p>
          </table:table-cell>
          <table:table-cell table:style-name="Table1.A1" office:value-type="string">
            <text:p text:style-name="Standard">0.1</text:p>
          </table:table-cell>
        </table:table-row>
        <table:table-row table:style-name="Table1.1">
          <table:table-cell table:style-name="Table1.A1" office:value-type="string">
            <text:p text:style-name="Standard">Status</text:p>
          </table:table-cell>
          <table:table-cell table:style-name="Table1.A1" office:value-type="string">
            <text:p text:style-name="Standard">Draft</text:p>
          </table:table-cell>
        </table:table-row>
        <table:table-row table:style-name="Table1.1">
          <table:table-cell table:style-name="Table1.A1" office:value-type="string">
            <text:p text:style-name="Standard">Word Count</text:p>
          </table:table-cell>
          <table:table-cell table:style-name="Table1.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p text:style-name="Standard"/>
      <text:p text:style-name="Standard"/>
      <text:p text:style-name="P9">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4_1114914530" text:style-name="Index_20_Link" text:visited-style-name="Index_20_Link">1Project Summary<text:tab/>3</text:a></text:p>
          <text:p text:style-name="P4"><text:a xlink:type="simple" xlink:href="#__RefHeading__150_1114914530" text:style-name="Index_20_Link" text:visited-style-name="Index_20_Link">1.1Brief Introduction of Project<text:tab/>3</text:a></text:p>
          <text:p text:style-name="P4"><text:a xlink:type="simple" xlink:href="#__RefHeading__152_1114914530" text:style-name="Index_20_Link" text:visited-style-name="Index_20_Link">1.2Related work<text:tab/>3</text:a></text:p>
          <text:p text:style-name="P4"><text:a xlink:type="simple" xlink:href="#__RefHeading__154_1114914530" text:style-name="Index_20_Link" text:visited-style-name="Index_20_Link">1.3Project goals<text:tab/>4</text:a></text:p>
          <text:p text:style-name="P4"><text:a xlink:type="simple" xlink:href="#__RefHeading__156_1114914530" text:style-name="Index_20_Link" text:visited-style-name="Index_20_Link">1.4Project desireables<text:tab/>4</text:a></text:p>
          <text:p text:style-name="P4"><text:a xlink:type="simple" xlink:href="#__RefHeading__724_210091980" text:style-name="Index_20_Link" text:visited-style-name="Index_20_Link">1.5Possible Project Limitations<text:tab/>4</text:a></text:p>
          <text:p text:style-name="P3"><text:a xlink:type="simple" xlink:href="#__RefHeading__136_1114914530" text:style-name="Index_20_Link" text:visited-style-name="Index_20_Link">2Current Progress<text:tab/>4</text:a></text:p>
          <text:p text:style-name="P4"><text:a xlink:type="simple" xlink:href="#__RefHeading__223_1114914530" text:style-name="Index_20_Link" text:visited-style-name="Index_20_Link">2.1Related Works<text:tab/>4</text:a></text:p>
          <text:p text:style-name="P4"><text:a xlink:type="simple" xlink:href="#__RefHeading__225_1114914530" text:style-name="Index_20_Link" text:visited-style-name="Index_20_Link">2.2Relevant Technologies and Related Literature<text:tab/>5</text:a></text:p>
          <text:p text:style-name="P4"><text:a xlink:type="simple" xlink:href="#__RefHeading__227_1114914530" text:style-name="Index_20_Link" text:visited-style-name="Index_20_Link">2.3Prototypes and New Technologies<text:tab/>5</text:a></text:p>
          <text:p text:style-name="P4"><text:a xlink:type="simple" xlink:href="#__RefHeading__229_1114914530" text:style-name="Index_20_Link" text:visited-style-name="Index_20_Link">2.4Outline of Design<text:tab/>6</text:a></text:p>
          <text:p text:style-name="P4"><text:a xlink:type="simple" xlink:href="#__RefHeading__231_1114914530" text:style-name="Index_20_Link" text:visited-style-name="Index_20_Link">2.5Customer and Target User<text:tab/>6</text:a></text:p>
          <text:p text:style-name="P4"><text:a xlink:type="simple" xlink:href="#__RefHeading__233_1114914530" text:style-name="Index_20_Link" text:visited-style-name="Index_20_Link">2.6Explanation of Technical Enviroment and Toolkit choices of Key Aspects<text:tab/>6</text:a></text:p>
          <text:p text:style-name="P2"><text:a xlink:type="simple" xlink:href="#__RefHeading__726_210091980" text:style-name="Index_20_Link" text:visited-style-name="Index_20_Link">2.6.1RDF<text:tab/>6</text:a></text:p>
          <text:p text:style-name="P2"><text:a xlink:type="simple" xlink:href="#__RefHeading__728_210091980" text:style-name="Index_20_Link" text:visited-style-name="Index_20_Link">2.6.2Virtuoso Universal Server<text:tab/>7</text:a></text:p>
          <text:p text:style-name="P2"><text:a xlink:type="simple" xlink:href="#__RefHeading__730_210091980" text:style-name="Index_20_Link" text:visited-style-name="Index_20_Link">2.6.3SPARQL <text:tab/>7</text:a></text:p>
          <text:p text:style-name="P2"><text:a xlink:type="simple" xlink:href="#__RefHeading__732_210091980" text:style-name="Index_20_Link" text:visited-style-name="Index_20_Link">2.6.4YUI <text:tab/>7</text:a></text:p>
          <text:p text:style-name="P3"><text:a xlink:type="simple" xlink:href="#__RefHeading__138_1114914530" text:style-name="Index_20_Link" text:visited-style-name="Index_20_Link">3Planning<text:tab/>7</text:a></text:p>
          <text:p text:style-name="P4"><text:a xlink:type="simple" xlink:href="#__RefHeading__734_210091980" text:style-name="Index_20_Link" text:visited-style-name="Index_20_Link">3.1Chosen Methodology<text:tab/>7</text:a></text:p>
          <text:p text:style-name="P4"><text:a xlink:type="simple" xlink:href="#__RefHeading__736_210091980" text:style-name="Index_20_Link" text:visited-style-name="Index_20_Link">3.2Gantt Chart<text:tab/>7</text:a></text:p>
          <text:p text:style-name="P4"><text:a xlink:type="simple" xlink:href="#__RefHeading__738_210091980" text:style-name="Index_20_Link" text:visited-style-name="Index_20_Link">3.3Mid-Project demonstration<text:tab/>7</text:a></text:p>
          <text:p text:style-name="P2"><text:a xlink:type="simple" xlink:href="#__RefHeading__740_210091980" text:style-name="Index_20_Link" text:visited-style-name="Index_20_Link">3.3.1Working aspects<text:tab/>7</text:a></text:p>
          <text:p text:style-name="P2"><text:a xlink:type="simple" xlink:href="#__RefHeading__742_210091980" text:style-name="Index_20_Link" text:visited-style-name="Index_20_Link">3.3.2Technical Requirements<text:tab/>8</text:a></text:p>
          <text:p text:style-name="P4"><text:a xlink:type="simple" xlink:href="#__RefHeading__744_210091980" text:style-name="Index_20_Link" text:visited-style-name="Index_20_Link">3.4Final Demonstration<text:tab/>8</text:a></text:p>
          <text:p text:style-name="P3"><text:a xlink:type="simple" xlink:href="#__RefHeading__140_1114914530" text:style-name="Index_20_Link" text:visited-style-name="Index_20_Link">4Annotated Bibliography<text:tab/>8</text:a></text:p>
        </text:index-body>
      </text:table-of-content>
      <text:p text:style-name="P7"/>
      <text:p text:style-name="Standard"><text:bookmark text:name="_GoBack"/></text:p>
      <text:h text:style-name="P16" text:outline-level="1"><text:bookmark-start text:name="__RefHeading__134_1114914530"/><text:bookmark-start text:name="_Toc213821913"/>Project Summary<text:bookmark-end text:name="__RefHeading__134_1114914530"/><text:bookmark-end text:name="_Toc213821913"/></text:h>
      <text:h text:style-name="Heading_20_2" text:outline-level="2"><text:bookmark-start text:name="__RefHeading__150_1114914530"/>Brief Introduction of Project<text:bookmark-end text:name="__RefHeading__150_1114914530"/></text:h>
      <text:p text:style-name="Text_20_body"/>
      <text:p text:style-name="Text_20_body">The project I am undertaking for my final year is to create an RDF store that can be used to provide a fast analysis of the similarity between different phenotypes in animals. This knowledge can then be used to 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p>
      <text:p text:style-name="Text_20_body">The system will be presented to the User in a web browser, so it can be accessed from anywhere with an internet connection, and there are no minimum specifications in terms of hardware or software, except for a web browser. <text:s/>The web interface is an imperative part of the project, as it provides the tools for a user of any techinal ability the opportunity to search the vast amounts of data, by using simple keywords. Without this interface, the project would not be very worthwhile, as it would mean the user had to be skilled in writing in a query language. </text:p>
      <text:p text:style-name="Text_20_body">This interface will allow queries to be ran on the server, and retrieve the data It requires, and present it in such a way that the user can easily understand what they have been given. Again this ties in with the ease of use, and the lack of any technical knowledge on the user's behalf.</text:p>
      <text:p text:style-name="Text_20_body">In the current day and age, the field of Biology has vast amounts of data that they are unable to quantify quickly, and as a result need a system that will enable them to do so. This is what my project hopes to achieve, and if succesful it will directly influence and aid bioligists. </text:p>
      <text:p text:style-name="Text_20_body">What excites me the most about this project is the impact it can have, for good, on the world that we live in. Using my application, biologists and other fields of science,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text:p>
      <text:p text:style-name="Text_20_body">Combined with the ##word aspects of this, is the chance to learn new technologies and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Text_20_body">Additionally I will also be combining my own knowledge, of PHP, and XHTML to create the web interface, which will combine with the backend system, to produce the final project. </text:p>
      <text:p text:style-name="Text_20_body">This is the first opportunity I have had to create something this powerful, and that can be used out in the world for a great purpose, and I am looking forward to the challenge it presents.</text:p>
      <text:p text:style-name="Text_20_body"/>
      <text:p text:style-name="Text_20_body"><text:soft-page-break/>##howusers interact with it</text:p>
      <text:p text:style-name="Text_20_body"/>
      <text:h text:style-name="Heading_20_2" text:outline-level="2"><text:bookmark-start text:name="__RefHeading__152_1114914530"/>Related work<text:bookmark-end text:name="__RefHeading__152_1114914530"/></text:h>
      <text:p text:style-name="Text_20_body"/>
      <text:p text:style-name="Text_20_body">There are a few projects that are similar to mine, from a biological point of view, but are using different technologies. For example, PhenomeNet, is a “<text:span text:style-name="T1">Cross Species Phenotype Network”</text:span><text:span text:style-name="T2">, which uses MySQL to produce a very similar system to the one I am planning to create.</text:span><text:span text:style-name="T1"> <text:s/></text:span></text:p>
      <text:p text:style-name="P1">RDF is most widely used in Academic projects at the moment, and an example of this is <text:s/><text:a xlink:type="simple" xlink:href="http://bio2rdf.org/">http://bio2rdf.org/</text:a>. Similar to PhenomeNet this is used in Bioinformatics, to “<text:span text:style-name="T1">Create machine interpretable data that can be pwoerfully interograted with SPARQL-based queries to answer sophisticated questions”. </text:span></text:p>
      <text:p text:style-name="P1">#Academic uses.</text:p>
      <text:p text:style-name="P1">#adult </text:p>
      <text:p text:style-name="P1">#censorship abilities</text:p>
      <text:p text:style-name="P1"/>
      <text:p text:style-name="P1"/>
      <text:h text:style-name="Heading_20_2" text:outline-level="2"><text:bookmark-start text:name="__RefHeading__154_1114914530"/>Project goals<text:bookmark-end text:name="__RefHeading__154_1114914530"/></text:h>
      <text:p text:style-name="Text_20_body"/>
      <text:p text:style-name="Text_20_body">My aim is to produce a web application with an interface that allows a user with very limited computer knowledge to query the RDF store. I will need to setup the Triple Store (RDF database), using a suitable Data management system. This will mean that there needs to be an interaction between the web interface and the Data Management System, and to do this I will be using PHP. The project will also require the transformation of existing SQL data to RDF/XML format so it can be read into the application. </text:p>
      <text:p text:style-name="Text_20_body"/>
      <text:p text:style-name="Text_20_body">##does this include project plans, mid term demo etc?</text:p>
      <text:h text:style-name="Heading_20_2" text:outline-level="2"><text:bookmark-start text:name="__RefHeading__156_1114914530"/>Project desireables<text:bookmark-end text:name="__RefHeading__156_1114914530"/></text:h>
      <text:p text:style-name="Text_20_body"/>
      <text:p text:style-name="Text_20_body">Some desireable aspects of the application would be the ability to include a comparison between different diseases. This would be done using the web application interface, whereby a user would select a disease from the search results they get, and view a side by side illustration of the different phenotypes. This builds upon the idea of having a “similarity value”, as seen in the PhenomeNet project, and allows a quick and efficient visual representation, so that the user has less work to do. This could also be done the other way round, by comparing phenotypes and producing a similar representation of the diseases that are related to the phenotypes. This idea could also encorporate the possibility of a tree structure, wherby the user manually searches through the different Phenotypes and compare them.</text:p>
      <text:h text:style-name="Heading_20_2" text:outline-level="2"><text:bookmark-start text:name="__RefHeading__724_210091980"/><text:soft-page-break/>Possible Project Limitations<text:bookmark-end text:name="__RefHeading__724_210091980"/></text:h>
      <text:p text:style-name="Text_20_body"/>
      <text:p text:style-name="Text_20_body"/>
      <text:p text:style-name="Text_20_body">##things that could go wrong?</text:p>
      <text:p text:style-name="Text_20_body">##limit of your app </text:p>
      <text:h text:style-name="Heading_20_1" text:outline-level="1"><text:bookmark-start text:name="__RefHeading__136_1114914530"/><text:bookmark-start text:name="_Toc213821914"/>Current Progress<text:bookmark-end text:name="__RefHeading__136_1114914530"/><text:bookmark-end text:name="_Toc213821914"/></text:h>
      <text:h text:style-name="Heading_20_2" text:outline-level="2"><text:bookmark-start text:name="__RefHeading__223_1114914530"/>Related Works<text:bookmark-end text:name="__RefHeading__223_1114914530"/></text:h>
      <text:p text:style-name="Text_20_body"/>
      <text:p text:style-name="Text_20_body">PhenomeNet, is probably the most closely linked to my project. I am to produce a very similar design for the web application, in terms of simplicity and functionality. It is also a good idea to keep it similar so that users do not get confused when switching between the two. </text:p>
      <text:p text:style-name="Text_20_body">One of the most pleasing aspects about PhenomeNet, is that it is easy to realise where to begin. The homepage, provides a quick explanation of the project itself, and what it can be used for, and below it has a search box. There is no unnecessary clutter, around the page, and this is something I would like to try and emulate. PhenomeNet also has a help page, which explains which key words would be suitable to use, which will help the user to optimise their search phrases to gain better sets of results.</text:p>
      <text:p text:style-name="Text_20_body">A key feature of PhenomeNet is the 'similarity value', which indicates how similar two diseases are to each other in terms of their symptoms. In my project I will be looking to build upon this idea, and introduce a 'compare' feature, as I have talked about in section 1.4 of this report.</text:p>
      <text:p text:style-name="Text_20_body"/>
      <text:p text:style-name="Text_20_body">Another example of related work, is Bio2RDF, which this time uses RDF to </text:p>
      <text:p text:style-name="Text_20_body">provide a huge resource that can be queried by the user. However, it can be confusing at first to understand what is being required from the user. Additionally the way the data is represented is not very well structured when you do get results. I think this could be a cause of concern with RDF, and I will need to find a way to ensure that it is representated in an understandable manner. </text:p>
      <text:p text:style-name="Text_20_body">##I think that I would need to understand the aims of Bio2RDF more, before I could comment further</text:p>
      <text:p text:style-name="Text_20_body"/>
      <text:p text:style-name="Text_20_body"/>
      <text:h text:style-name="Heading_20_2" text:outline-level="2"><text:bookmark-start text:name="__RefHeading__225_1114914530"/>Relevant Technologies and Related Literature<text:bookmark-end text:name="__RefHeading__225_1114914530"/></text:h>
      <text:p text:style-name="Text_20_body"/>
      <text:p text:style-name="Text_20_body">As mentioned above, I had limited knowledge of many of the technologies needed to produce this project before starting, and as a result have had to do a lot of reading to understand the capabilities of them all. </text:p>
      <text:p text:style-name="Text_20_body">To start with I needed to select a suitable Data Management System. I <text:s/>did a quick search of suitable applications, but thought it would be best to use <text:soft-page-break/>Virtuoso, which was reccomended by my Dissertation supervisor, and his colleague, as they already have experience with it. <text:s/></text:p>
      <text:p text:style-name="Text_20_body">After this, I needed to research the new languages I would be using, namely RDF and SPARQL. To begin I read an introduction on RDF, (<text:a xlink:type="simple" xlink:href="http://www.rdfabout.com/quickintro.xpd">http://www.rdfabout.com/quickintro.xpd</text:a>), and this helped me to develop an understanding of the uses of RDF, and why it is helpful in this project, compared with other technology such as XML. (##do I write reason here?) <text:s/>This lead me onto a longer introduction on the same website. I also borrowed a book on RDF from the Physical Sciences Library at Aberystwyth University, titled “<text:span text:style-name="T1">Practical RDF – O'Reilly”</text:span><text:span text:style-name="T2">, which will be helpful throughout the whole project I feel as it covers basic to advanced features, and will be a good place to go for help.</text:span></text:p>
      <text:p text:style-name="P1">As mentioned, I chose Virtuoso as my Data Management System, and having never used a tool like it before, need to become accustomed to its features. Virtuoso is open source project, and as a result has lots of documentation and tutorials on their website which I have been following. This was very helpful when installing Virtuoso onto my Linux machine, so that I could test locally at home. These tutorials led me into playing about with the command line interface, ISQL, which allows you to enter SPARQL statements to upload and query the RDF data.</text:p>
      <text:p text:style-name="Text_20_body"><text:a xlink:type="simple" xlink:href="http://virtuoso.openlinksw.com/dataspace/dav/wiki/Main/VirtRDFInsert"><text:span text:style-name="T2">http://virtuoso.openlinksw.com/dataspace/dav/wiki/Main/VirtRDFInsert</text:span></text:a></text:p>
      <text:p text:style-name="P1"/>
      <text:p text:style-name="P1">For the web interface, I am using the Yahoo User Interface (YUI) Javascript Library. This will aid my development of the web interface, as it is designed to work with applications that are using AJAX like techniques. My application will operate as a 'RDF-AJAX' interaction.</text:p>
      <text:p text:style-name="P1"/>
      <text:p text:style-name="P1"/>
      <text:h text:style-name="Heading_20_2" text:outline-level="2"><text:bookmark-start text:name="__RefHeading__227_1114914530"/>Prototypes and New Technologies<text:bookmark-end text:name="__RefHeading__227_1114914530"/></text:h>
      <text:p text:style-name="Text_20_body"/>
      <text:p text:style-name="Text_20_body">In terms of Prototypes, as mentioned above, I have been following Tutorials with the new technologies to become accustomed to them. After learning abit more about these, I am aiming to be able to test the capabilities and functionality of Virtuoso's features with sample data. </text:p>
      <text:p text:style-name="Text_20_body">It is a good idea to do this, rather than wait until I have changed the XML data into RDF format, as this will take a long time, and also the data sets will be a lot bigger. If Virtuoso wasn't able to handle the RDF format, then the whole process would have been a waste of time, so it is important to establish that it is working correctly with some small and basic RDF files. It will also help me to understand the limitations that the techologies may have, which I can cater for from an early stage. This process will not just focus on the negatives however, as it will also help me to understand the positives aspects of Virtuoso, and what it can do well. </text:p>
      <text:p text:style-name="Text_20_body">For the interface design, I have began creating a few mockup designs of the web application. This includes the basic layout of pages, such as Homepage, About, and other similar pages, as well as deciding how the search results will be presented. These will provide a basis to build upon, <text:soft-page-break/>and allow me to figure out what links to what, without setting up the whole system, and allow me to see any flaws in the layout, or anything I may have overlooked. It is a lot simpler to iron out any problems when the design is only a mockup, and would be much harder to change once the system was fully set up. </text:p>
      <text:p text:style-name="Text_20_body">##anything more?</text:p>
      <text:p text:style-name="Text_20_body"/>
      <text:h text:style-name="Heading_20_2" text:outline-level="2"><text:bookmark-start text:name="__RefHeading__229_1114914530"/>Outline of Design<text:bookmark-end text:name="__RefHeading__229_1114914530"/></text:h>
      <text:p text:style-name="Text_20_body">##going to do a sequence diagram here and talk about it for interface.</text:p>
      <text:p text:style-name="Text_20_body">##use case diagram</text:p>
      <text:p text:style-name="Text_20_body">##need to do a diagram that shows structure between interface virtuoso etc.</text:p>
      <text:h text:style-name="Heading_20_2" text:outline-level="2"><text:bookmark-start text:name="__RefHeading__231_1114914530"/>Customer and Target User<text:bookmark-end text:name="__RefHeading__231_1114914530"/></text:h>
      <text:p text:style-name="Text_20_body"/>
      <text:p text:style-name="Text_20_body">My project doesn't have a specific customer, instead I will look at the target audience that my application will cater for. This mostly relates to the Web interface, as the user would never have any dealings with the back-end aspect of the application.</text:p>
      <text:p text:style-name="Text_20_body">In terms of technical ability I am aware that the range of abilities could be vast, and so I will need to ensure that the application can be used by people with even the most basic of computer skills, whilst the same time, it needs to be made in such a way that a skilled user does not find it frustrating. As an example, Google.co.uk, is one of the most easy to use websites on the internet due to its simplistic homepage. It is obvious for a user that all they need to do, is type in a keyword, and they will be provided with a list of results, and this is the type of user experience I wish to emulate, </text:p>
      <text:p text:style-name="Text_20_body">In terms of area of expertise, I envisage that my application would mostly be used by people who have an understanding of Biology or a related field. The application would not be of used to anybody who does not share this expertise, and so the termanology I can use throughout the website, and it also impact the Ontology's I can use. ##shouldThisGoHere { This, for me, is where RDF is most impactful, as it is designed to be read and understood by humans, and not for a machine, unlike XML. </text:p>
      <text:p text:style-name="Text_20_body">To produce as product that satisfys both of these requirements, I will need to use my knowledge of web design, as well as consulting with my Dissertation Supervisor, who has background in Biology. </text:p>
      <text:h text:style-name="Heading_20_2" text:outline-level="2"><text:bookmark-start text:name="__RefHeading__233_1114914530"/>Explanation of Technical Enviroment and Toolkit choices of Key Aspects<text:bookmark-end text:name="__RefHeading__233_1114914530"/></text:h>
      <text:p text:style-name="Text_20_body"/>
      <text:p text:style-name="Text_20_body">I have touched upon choices I have made, in terms of technologies and other applications that I will use for my project. This is an explanation of why these choices are necessary for the project to be succesful. </text:p>
      <text:h text:style-name="Heading_20_3" text:outline-level="3"><text:bookmark-start text:name="__RefHeading__726_210091980"/>RDF<text:bookmark-end text:name="__RefHeading__726_210091980"/></text:h>
      <text:p text:style-name="Text_20_body"/>
      <text:p text:style-name="P14"><text:soft-page-break/>Using an RDF store is key to the project as it is a decentralized system, and <text:span text:style-name="T3">hence it facilitates the retrieval and analysis of data that resides in a variety and diverse sources</text:span>. <text:span text:style-name="T3">Such a store will generate a large resource </text:span>that can be accessed quickly and efficiently <text:span text:style-name="T3">providing biomedical researchers and </text:span><text:span text:style-name="T3">bioinformatics</text:span><text:span text:style-name="T3"> alike a </text:span><text:span text:style-name="T3">valuable</text:span><text:span text:style-name="T3"> resource and tools for their analysis. The use of XML is </text:span></text:p>
      <text:h text:style-name="P11" text:outline-level="3"><text:bookmark-start text:name="__RefHeading__728_210091980"/>Virtuoso Universal Server<text:bookmark-end text:name="__RefHeading__728_210091980"/></text:h>
      <text:p text:style-name="P12"/>
      <text:p text:style-name="P12">I have already mentioned that Virtuoso was highly recommended by my peers, which had a strong influence on my decision. Additionally it is a very powerful application in its own right, allowing for command line, or browser interaction. It incorporates a vast amount of different aspects of common database functions, such as Content management and even Mail storage, as well as other abilities, into one place thus the “universal” part of the name. </text:p>
      <text:h text:style-name="P11" text:outline-level="3"><text:bookmark-start text:name="__RefHeading__730_210091980"/>SPARQL <text:bookmark-end text:name="__RefHeading__730_210091980"/></text:h>
      <text:p text:style-name="P12"/>
      <text:p text:style-name="P12">This is a similar concept to languages like MySql, which allows users to query databases. In this instance the SPARQL language will be used to query the RDF store. This was a straightforward choice, as SPARQL is a W3C Recommendation and so it has the full support of the World wide web consortium. It also seems SPARQL has similarities to query languages I have used before, as well as being compatible with Virtuoso, and this makes it a prime choice for the query language. </text:p>
      <text:h text:style-name="P11" text:outline-level="3"><text:bookmark-start text:name="__RefHeading__732_210091980"/>YUI <text:bookmark-end text:name="__RefHeading__732_210091980"/></text:h>
      <text:p text:style-name="P12"/>
      <text:p text:style-name="P13">In regards to the web interface, I have been researching different toolkits that would be suitable, and have decided upon using the YUILibrary, and more specifically, YUI PHP Loader Utility. I had looked at Googleweb toolkit, but it seems to have a lack of compatibility with PHP. Additionally, the YUI PHP Loader, has huge amounts of documentation, and because of its Open source status, it is constantly being updated with new features from its community. </text:p>
      <text:p text:style-name="P13">The PHP Loader utility provides me with the basis to interact with the data I will have on the Virtuoso server, with the front end web browser. I will need to research further into this when I need to implement the feature, but I am confident enough after reading the documentation that comes with it, that it will do the job that is required.</text:p>
      <text:p text:style-name="P12">##anything more I can add about these?</text:p>
      <text:p text:style-name="P12"/>
      <text:h text:style-name="Heading_20_1" text:outline-level="1"><text:bookmark-start text:name="__RefHeading__138_1114914530"/><text:bookmark-start text:name="_Toc213821915"/>Planning<text:bookmark-end text:name="__RefHeading__138_1114914530"/><text:bookmark-end text:name="_Toc213821915"/></text:h>
      <text:h text:style-name="Heading_20_2" text:outline-level="2"><text:bookmark-start text:name="__RefHeading__734_210091980"/>Chosen Methodology<text:bookmark-end text:name="__RefHeading__734_210091980"/></text:h>
      <text:p text:style-name="Text_20_body"/>
      <text:p text:style-name="Text_20_body">For my project I plan to follow the Waterfall model during development, and I feel this methodology is the best suited to my project. One of the key <text:s/><text:soft-page-break/>requirements for the Waterfall model to be successful, is sufficient planning in the early stages of production, as well as requirement specifications that are not subject to change. In this sense it is quite rigid, but as my project has a specific goal in mind that is not going to alter, it is very suitable. </text:p>
      <text:p text:style-name="Text_20_body">I also feel that my project can be approached in stages in regards to the implementation. </text:p>
      <text:p text:style-name="Text_20_body">##talk about different stages of implementation</text:p>
      <text:p text:style-name="Text_20_body">##talk about piecing it all together- integration</text:p>
      <text:p text:style-name="Text_20_body">##talk about testing. Mention that more testing done in planning than normal.</text:p>
      <text:p text:style-name="Text_20_body">##Talk about installation </text:p>
      <text:p text:style-name="Text_20_body">##maintainence afterwards. Next steps?</text:p>
      <text:h text:style-name="Heading_20_2" text:outline-level="2"><text:bookmark-start text:name="__RefHeading__736_210091980"/>Gantt Chart<text:bookmark-end text:name="__RefHeading__736_210091980"/></text:h>
      <text:h text:style-name="Heading_20_2" text:outline-level="2"><text:bookmark-start text:name="__RefHeading__738_210091980"/>Mid-Project demonstration<text:bookmark-end text:name="__RefHeading__738_210091980"/></text:h>
      <text:h text:style-name="Heading_20_3" text:outline-level="3"><text:bookmark-start text:name="__RefHeading__740_210091980"/>Working aspects<text:bookmark-end text:name="__RefHeading__740_210091980"/></text:h>
      <text:p text:style-name="Text_20_body"/>
      <text:p text:style-name="Text_20_body">My aim for the Mid-Project demonstration is to have the RDF store set up to a degree whereby it could be queried using the SPARQL query tool inside Virtuoso . This would mean that some or all of the data would have been loaded in, and that the data currently stored in XML format, will need to be converted into RDF format to allow it to be uploaded to the system and queried properly.</text:p>
      <text:p text:style-name="Text_20_body">If this is not possible, it could be that I use other resources, that are already in RDF format, to produce a representation of how the system would behave. But the overall aim, is to produce a demonstration of the functionality of Virtuoso </text:p>
      <text:p text:style-name="Text_20_body">However this would mean that what needs to come next, is the creation of the Interface, for the web browser. As well as the interperator, written in PHP, between the Interface and Virtuoso to allow the queries to be done from the browser, and without being written in SPARQL query code. </text:p>
      <text:p text:style-name="Text_20_body"/>
      <text:h text:style-name="Heading_20_3" text:outline-level="3"><text:bookmark-start text:name="__RefHeading__742_210091980"/>Technical Requirements<text:bookmark-end text:name="__RefHeading__742_210091980"/></text:h>
      <text:p text:style-name="Text_20_body">For the demonstration, the only thing that I would require is a machine inside the University network that I could use to log into Virtuoso in a web browser. </text:p>
      <text:h text:style-name="Heading_20_2" text:outline-level="2"><text:bookmark-start text:name="__RefHeading__744_210091980"/>Final Demonstration<text:bookmark-end text:name="__RefHeading__744_210091980"/></text:h>
      <text:p text:style-name="Text_20_body"/>
      <text:p text:style-name="Text_20_body">For the final demonstration, I aim to have a fully functional web application, capeable of receiving keywords and using them to query the data held in the RDF store. </text:p>
      <text:p text:style-name="Text_20_body">I will demonstrate what the user can achieve through the application. This will involve Biological elements, which talk about the benefit this will <text:soft-page-break/>provide to Biologists who use the system, and also how useful the data is. I I will present the various different features of the system, such as the ability to add new RDF resources, from file or URI. This will demonstrate the flexibility of the application, and how scaleable it is in the long term. </text:p>
      <text:p text:style-name="Text_20_body"/>
      <text:p text:style-name="Text_20_body">As above, I won't need much to run this, except for a machine inside the University network.</text:p>
      <text:h text:style-name="Heading_20_1" text:outline-level="1"><text:bookmark-start text:name="__RefHeading__140_1114914530"/><text:bookmark-start text:name="_Toc213821916"/>Annotated Bibliography<text:bookmark-end text:name="__RefHeading__140_1114914530"/><text:bookmark-end text:name="_Toc2138219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1" svg:font-family="Cambria"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US" style:letter-kerning="true" style:font-name-asian="Droid Sans"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1.249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2.54cm" fo:margin-left="3.175cm" fo:margin-right="3.175cm" style:writing-mode="lr-tb" style:layout-grid-color="#c0c0c0" style:layout-grid-lines="2645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page-layout>
  </office:automatic-styles>
  <office:master-styles>
    <style:master-page style:name="Standard" style:page-layout-name="Mpm1">
      <style:header>
        <text:p text:style-name="Header">Adam Connah (aoc9)</text:p>
      </style:header>
      <style:footer>
        <text:p text:style-name="MP1">Develop an RDF store for Phenotype data<text:tab/><text:tab/>Page <text:page-number text:select-page="current">10</text:page-number> of 7</text:p>
        <text:p text:style-name="Footer"/>
      </style:footer>
    </style:master-page>
    <style:master-page style:name="First_20_Page" style:display-name="First Page" style:page-layout-name="Mpm2" style:next-style-name="Standard">
      <style:header>
        <text:p text:style-name="Header">Progress Report – 0.1 (Draft)<text:tab/><text:tab/>Adam Connah (aoc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s </meta:initial-creator>
    <dc:creator>Adams </dc:creator>
    <meta:editing-cycles>43</meta:editing-cycles>
    <meta:creation-date>2012-11-13T10:38:24</meta:creation-date>
    <dc:date>2012-11-14T22:15:42</dc:date>
    <meta:editing-duration>PT16H39M9S</meta:editing-duration>
    <meta:generator>LibreOffice/3.5$Linux_X86_64 LibreOffice_project/350m1$Build-2</meta:generator>
    <meta:document-statistic meta:table-count="1" meta:image-count="0" meta:object-count="0" meta:page-count="10" meta:paragraph-count="135" meta:word-count="3208" meta:character-count="17956" meta:non-whitespace-character-count="153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ProgressReportTemplate.dotx" xlink:href=""/>
  </office:meta>
</office:document-meta>
</file>